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48cm" fo:min-width="0.3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13.065cm" svg:y="9.38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7cm" svg:height="1.27cm" svg:x="10.398cm" svg:y="6.58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15.351cm" svg:y="6.71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10.271cm" svg:y="11.54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7cm" svg:height="1.27cm" svg:x="15.478cm" svg:y="12.17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0.906cm" svg:y1="11.541cm" svg:x2="11.482cm" svg:y2="7.672cm" draw:start-shape="id1" draw:start-glue-point="4" draw:end-shape="id2" draw:end-glue-point="9" svg:d="M10906 11541c0-2761 576-827 576-3869" svg:viewBox="0 0 577 3870">
          <text:p text:style-name="P1"><text:s text:c="4"/>8</text:p>
        </draw:connector>
        <draw:connector draw:style-name="gr2" draw:text-style-name="P2" draw:layer="layout" draw:type="curve" svg:x1="10.584cm" svg:y1="7.672cm" svg:x2="10.457cm" svg:y2="11.727cm" draw:start-shape="id2" draw:start-glue-point="7" draw:end-shape="id1" draw:end-glue-point="5" svg:d="M10584 7672c0 3042-127 1015-127 4055" svg:viewBox="0 0 128 4056">
          <text:p text:style-name="P1">3 <text:s text:c="2"/></text:p>
        </draw:connector>
        <draw:connector draw:style-name="gr2" draw:text-style-name="P2" draw:layer="layout" draw:type="curve" svg:x1="11.355cm" svg:y1="11.727cm" svg:x2="13.251cm" svg:y2="10.466cm" draw:start-shape="id1" draw:start-glue-point="11" draw:end-shape="id3" draw:end-glue-point="7" svg:d="M11355 11727c1423 0 476-1261 1896-1261" svg:viewBox="0 0 1897 1262">
          <text:p text:style-name="P1">1 <text:s/></text:p>
        </draw:connector>
        <draw:connector draw:style-name="gr2" draw:text-style-name="P2" draw:layer="layout" draw:type="curve" svg:x1="11.541cm" svg:y1="12.176cm" svg:x2="15.664cm" svg:y2="12.362cm" draw:start-shape="id1" draw:start-glue-point="10" draw:end-shape="id4" draw:end-glue-point="5" svg:d="M11541 12176c2953 0 892 186 4123 186" svg:viewBox="0 0 4124 187">
          <text:p text:style-name="P1">2</text:p>
          <text:p text:style-name="P1"/>
        </draw:connector>
        <draw:connector draw:style-name="gr2" draw:text-style-name="P2" draw:layer="layout" draw:type="curve" svg:x1="15.478cm" svg:y1="12.811cm" svg:x2="11.355cm" svg:y2="12.625cm" draw:start-shape="id4" draw:start-glue-point="6" draw:end-shape="id1" draw:end-glue-point="9" svg:d="M15478 12811c-2952 0-891-186-4123-186" svg:viewBox="0 0 4124 187">
          <text:p text:style-name="P1"/>
          <text:p text:style-name="P1">6</text:p>
        </draw:connector>
        <draw:connector draw:style-name="gr2" draw:text-style-name="P2" draw:layer="layout" draw:type="curve" svg:x1="15.664cm" svg:y1="12.362cm" svg:x2="14.149cm" svg:y2="10.466cm" draw:start-shape="id4" draw:start-glue-point="5" draw:end-shape="id3" draw:end-glue-point="9" svg:d="M15664 12362c0-1420-1515-473-1515-1896" svg:viewBox="0 0 1516 1897">
          <text:p text:style-name="P1"><text:s text:c="3"/>2</text:p>
          <text:p text:style-name="P1"/>
        </draw:connector>
        <draw:connector draw:style-name="gr2" draw:text-style-name="P2" draw:layer="layout" draw:type="curve" svg:x1="14.149cm" svg:y1="9.568cm" svg:x2="15.537cm" svg:y2="7.799cm" draw:start-shape="id3" draw:start-glue-point="11" draw:end-shape="id5" draw:end-glue-point="7" svg:d="M14149 9568c0-1326 1388-442 1388-1769" svg:viewBox="0 0 1389 1770">
          <text:p text:style-name="P1"/>
          <text:p text:style-name="P1">2</text:p>
        </draw:connector>
        <draw:connector draw:style-name="gr2" draw:text-style-name="P2" draw:layer="layout" draw:type="curve" svg:x1="15.351cm" svg:y1="7.35cm" svg:x2="13.7cm" svg:y2="9.382cm" draw:start-shape="id5" draw:start-glue-point="6" draw:end-shape="id3" draw:end-glue-point="4" svg:d="M15351 7350c-1101 0-1651 677-1651 2032" svg:viewBox="0 0 1652 2033">
          <text:p text:style-name="P1">4</text:p>
          <text:p text:style-name="P1"/>
          <text:p text:style-name="P1"/>
          <text:p text:style-name="P1"/>
        </draw:connector>
        <draw:connector draw:style-name="gr2" draw:text-style-name="P2" draw:layer="layout" draw:type="curve" svg:x1="16.562cm" svg:y1="12.362cm" svg:x2="16.621cm" svg:y2="7.35cm" draw:start-shape="id4" draw:start-glue-point="11" draw:end-shape="id5" draw:end-glue-point="10" svg:d="M16562 12362c1032 0 1002-5012 59-5012" svg:viewBox="0 0 771 5013">
          <text:p text:style-name="P1">3</text:p>
        </draw:connector>
        <draw:connector draw:style-name="gr3" draw:text-style-name="P2" draw:layer="layout" draw:type="curve" svg:x1="13.251cm" svg:y1="9.568cm" svg:x2="11.668cm" svg:y2="7.223cm" draw:start-shape="id3" draw:start-glue-point="5" draw:end-shape="id2" draw:end-glue-point="10" svg:d="M13251 9568c-1326 0-535-2345-1583-2345" svg:viewBox="0 0 1584 2346">
          <text:p/>
        </draw:connector>
        <draw:frame draw:style-name="gr4" draw:text-style-name="P3" draw:layer="layout" svg:width="0.68cm" svg:height="0.962cm" svg:x="17.256cm" svg:y="10.017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23:06:03.820357883</meta:creation-date>
    <dc:date>2019-04-16T23:13:46.944816533</dc:date>
    <meta:editing-duration>PT7M43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